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00000002004343F7A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-Bold" svg:font-family="Roboto-Bold"/>
    <style:font-face style:name="Roboto-Light" svg:font-family="Roboto-Light"/>
    <style:font-face style:name="Roboto" svg:font-family="Roboto" style:font-pitch="variable"/>
    <style:font-face style:name="xkcd" svg:font-family="xkcd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1" style:family="paragraph">
      <style:text-properties style:font-name="Roboto-Ligh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T1" style:family="text">
      <style:text-properties style:font-name="Roboto-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EasyVoice</text:span></text:p>
          </draw:text-box>
        </draw:frame>
        <draw:frame draw:style-name="gr1" draw:text-style-name="P2" draw:layer="layout" svg:width="14.382cm" svg:height="14.204cm" svg:x="6.604cm" svg:y="4.338cm">
          <draw:image xlink:href="Pictures/1000020100000200000002004343F7A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Roboto-Bold" svg:font-family="Roboto-Bold"/>
    <style:font-face style:name="Roboto-Light" svg:font-family="Roboto-Light"/>
    <style:font-face style:name="Roboto" svg:font-family="Roboto" style:font-pitch="variable"/>
    <style:font-face style:name="xkcd" svg:font-family="xkcd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Arial Unicode MS" svg:font-family="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Arial Unicode MS" style:font-size-asian="24pt" style:language-asian="zh" style:country-asian="CN" style:font-name-complex="Arial Unicode M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#ffffff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#ffffff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#ffffff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#ffffff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9T13:35:01.885210894</meta:creation-date>
    <dc:date>2015-03-29T13:39:21.280071559</dc:date>
    <meta:editing-duration>PT4M19S</meta:editing-duration>
    <meta:editing-cycles>1</meta:editing-cycles>
    <meta:document-statistic meta:object-count="25"/>
    <meta:generator>LibreOffice/4.4.1.2$Linux_X86_64 LibreOffice_project/40m0$Build-2</meta:generator>
  </office:meta>
</office:document-meta>
</file>